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F00000396224D03AB.png" manifest:media-type="image/png"/>
  <manifest:file-entry manifest:full-path="Pictures/10000000000002E400000311D16D0587.png" manifest:media-type="image/png"/>
  <manifest:file-entry manifest:full-path="Pictures/100000000000031B000002EF347A0D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71cm" svg:height="15.749cm" svg:x="10.795cm" svg:y="0cm">
          <draw:image xlink:href="Pictures/100000000000031B000002EF347A0D7A.png" xlink:type="simple" xlink:show="embed" xlink:actuate="onLoad" draw:mime-type="image/png">
            <text:p/>
          </draw:image>
        </draw:frame>
        <draw:frame draw:style-name="gr2" draw:text-style-name="P2" draw:layer="layout" svg:width="8.255cm" svg:height="2.54cm" svg:x="0.635cm" svg:y="0.635cm">
          <draw:text-box>
            <text:p>h=2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8.255cm" svg:height="2.54cm" svg:x="0.635cm" svg:y="0.635cm">
          <draw:text-box>
            <text:p>h=2</text:p>
          </draw:text-box>
        </draw:frame>
        <draw:frame draw:style-name="gr1" draw:text-style-name="P1" draw:layer="layout" svg:width="14.845cm" svg:height="15.749cm" svg:x="6.606cm" svg:y="0.006cm">
          <draw:image xlink:href="Pictures/10000000000002E400000311D16D05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15.903cm" svg:height="15.749cm" svg:x="6.077cm" svg:y="0.006cm">
          <draw:image xlink:href="Pictures/100000000000039F00000396224D03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25:14.037168934</meta:creation-date>
    <dc:date>2024-05-16T14:54:54.607181574</dc:date>
    <meta:editing-duration>PT9M49S</meta:editing-duration>
    <meta:editing-cycles>2</meta:editing-cycles>
    <meta:generator>LibreOffice/24.2.3.2$Linux_X86_64 LibreOffice_project/433d9c2ded56988e8a90e6b2e771ee4e6a5ab2ba</meta:generator>
    <meta:document-statistic meta:object-count="32"/>
  </office:meta>
</office:document-meta>
</file>